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office:automatic-styles>
  <office:body>
    <office:text text:use-soft-page-breaks="true">
      <text:p text:style-name="P1">Assembly Tutorial Lesson #10</text:p>
      <text:p text:style-name="Subtitle">Interrupts</text:p>
      <text:p text:style-name="Normal">[Title slide]</text:p>
      <text:p text:style-name="Normal">Hi there! This is Matt Heffernan. Welcome back to my channel. This is the<text:s/>tenth<text:s/>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text:s/>and the VERA display controller. In this episode, we are going to<text:s/>learn about how the 65C02 and the X16 handle interrupts.<text:s/>We’ve touched on interrupts briefly before, mainly in Lesson 7, where we talked about the instructions that are used for them, like BRK and RTI. This time we are going to look at how to use interrupts with the X16 to control how the system reacts to hardware and take advantage of timing based on the display refresh rate.<text:s/>Mainly, we can think of interrupts as just being little one-shot mini-threads that pause the main thread of execution to do what they need to do, then return to let the program finish.</text:p>
      <text:p text:style-name="Normal">[Cut to slide 2:<text:s/>65C02 interrupts]</text:p>
      <text:p text:style-name="Normal">The 65C02 supports three kinds of hardware interrupts, each triggered by a voltage level change on a pin. So, if hardware outside the CPU needs interrupts for the computer to interface with it, it will need to be tied to one of those pins. If a level change happens on pin 6, it will trigger the NMI, or Non-Maskable Interrupt. The 65C02 is hard-wired to push the program counter and status byte to the stack and jump to the address that is stored at hex address FFFA. For the X16, this means switching to ROM bank 0, as that is where the interrupt vectors are stored, and then jumping into code in the Kernal ROM. The X16 ties the NMI pin to the Stop key on the keyboard so that a program can be halted at any time. As a non-maskable interrupt, it means that this interrupt will happen regardless of the state of the I status bit, which is otherwise used to disable interrupts.</text:p>
      <text:p text:style-name="Normal">Pin 40 is tied to the Reset button on the X16 case, and that is hard-wired in the CPU to jump to the address at hex FFFC. This will, of course, cause the system to go through a soft reset by calling the initialization code in the Kernal ROM.</text:p>
      <text:p text:style-name="Normal">All other interrupts go through the IRQ vector at hex FFFE, the very last two bytes in memory. This includes hardware interrupts tied to pin 4, as well as software interrupts triggered by the BRK instruction.<text:s/>The X16 ties VERA audio and video, the keyboard and mouse PS/2 ports, the joystick ports and other hardware that needs to get on the data bus as specific times. The Kernal IRQ handler does a fairly large number of things, but we can still add more to it, as we will see soon.</text:p>
      <text:p text:style-name="Normal">[Cut to slide 3 – Interrupt vectors]</text:p>
      <text:p text:style-name="Normal">If you were to look at the last six bytes of the X16 Kernal ROM, you would see those three interrupt vectors as little-endian 16-bit addresses. Here is what’s in the ROM for the R38 release, and these addresses are subject to change in later releases, but for now it illustrates how it works. These vectors aren’t in the other ROM banks, like the BASIC or Monitor banks that have jump points for Kernal subroutines. Interrupts need to switch to ROM bank zero. As you can see, these addresses are all in the ROM segment of memory, so execution stays in the kernal ROM, at least initially. The NMI code simply disables IRQs with an SEI instruction<text:s/>then does an indirect jump using a RAM vector at hex 0318. At startup, this RAM vector is initialized with another ROM address for the rest of the default NMI handler,<text:s/><text:soft-page-break/>which will check the status of the STOP key. You could overwrite that RAM vector with your own NMI handler, which we will see shortly.</text:p>
      <text:p text:style-name="Normal">The RESET vector goes to code that just stays in ROM, with no RAM vector to switch up how it works. That’s probably for the best, as users want a reset to actually reset, and not have some random behavior.</text:p>
      <text:p text:style-name="Normal">The IRQ vector goes to code in ROM that pushes A, X, and Y to the stack then looks 4 bytes down from the current stack pointer to look at the status byte that was pushed before jumping to the ROM vector. If the B bit was set, then this interrupt was triggered by the BRK instruction and the default Break handler will be called indirectly through a RAM vector at hex 0316. This will effectively stop your program and go straight to a BASIC prompt where you could peek at the current state of RAM, which is helpful for debugging on the actual hardware. On the emulator, you could just set a breakpoint in the built-in debugger and not have to modify your code. If B bit was clear, then this was a regular hardware IRQ, so the default IRQ handler will be called through the RAM vector at hex 0314. Both of these default handlers will end with code to pull the original register values back off the stack then do an RTI to return to the main program thread. Because of this, it is highly recommended to save the original RAM vector value if you plan on replacing it so that you can just call it after doing your custom break or IRQ handling.<text:s/>Otherwise, you will need to pull those register values back off the stack yourself and do an RTI in your custom handler to prevent your program from failing due to stack corruption. We’ll see how to do the more common former approach later in this lesson.</text:p>
      <text:p text:style-name="Normal">[Cut to slide 4<text:s/>–<text:s/>disable NMI]</text:p>
      <text:p text:style-name="Normal">First, let’s get back to that first example I promised. If you wanted to prevent the default STOP handling from happening, thereby forcing the user to stop the program using your own prescribed command or doing a Reset, you will need to replace the default<text:s/>NMI handler.<text:s/>First we need to define the address of the NMI RAM vector, then<text:s/>a new place in RAM called default_nmi to store it for later retrieval. We define a subroutine called disable_nmi which will copy the default address in the RAM vector to default_nmi, then<text:s/>write the address for another subroutine called just_rti into the NMI RAM vector. With the new vector in place and the old one stored for safe keeping, we can return. Then we define just_rti to be simply that, just a single RTI instruction. This means that any NMI will result in simply loading up the stack then pulling it right back out and returning to the main thread. Finally, we define one more subroutine called enable_nmi which will copy the original NMI vector address back to where it was and default NMI handling can resume.</text:p>
      <text:p text:style-name="Normal">[Cut to slide 5 – VERA IRQ]</text:p>
      <text:p text:style-name="Normal">If you were to add a custom IRQ handler, chances are it would be to process interrupts from VERA, which are controlled and monitored using three of its registers. By default, the VERA only has VSYNC interrupts enabled, which are triggered when the vertical sync signal is output to the display. This happens at a rate of 60 Hz, so you can use this interrupt as the basis of timing in your program. You can enable other interrupts using the VERA register mapped to hex 9F26, and we’ll go over how those work in later episodes. For now, just be aware that VSYNC is enabled at startup and generally you don’t want to disable it as that will cause the display to stop updating and pretty much everything else on the X16 will come to a crashing halt.<text:s/>So, if you are enabling or disabling those other interrupts, make sure you keep bit 0 set to keep things humming along. You should notice that bit 7 of this register is labelled IRQ Line. This is for when the LINE IRQ, enabled by setting bit 1, will go off. The line scan that triggers it is set by a 9-bit value, as we are dealing with a 480-line display. So, bit 8 of the line number is stored there, and the lower 8 bits are stored down at hex 9F28, as you can see at the bottom of this slide. By default, the line number is zero, so this upper bit will be zero as well.</text:p>
      <text:p text:style-name="Normal">When the IRQ interrupt service routine is actually executing, the ISR register at hex 9F27 will be set it indicate what caused the IRQ. For VSYNC, bit 0 will be set, so you know that this IRQ happened exactly<text:s/><text:soft-page-break/>1/60 of a second since the last time it was set. You will also see that AFLOW will be set unless the PCM Audio FIFO is more than a quarter full. We’ll get into what that means in a later video. If the SPRCOL, or Sprite Collision bit is set, then the upper nibble of this register will indicate what type of collision it was based on the collision bitmaps defined for this sprites. Again, you guessed it, that will be the topic of yet another video. For now, we’re just going to concern ourselves with the VSYNC bit, and just check that to keep our timing straight. We will also use that to let us know that it’s safe to do graphics updates, which we can also do during the VSYNC IRQ to prevent any screen tearing by having frames only being partially rastered before a new scan begins.</text:p>
      <text:p text:style-name="Normal">[Cut to slide 6 – custom IRQ]</text:p>
      <text:p text:style-name="Normal">So let’s do that right now. VERA IRQs are only useful if you actually implement a custom IRQ handler. Like I said earlier, you still want the default IRQ handler to run, so we’re just going to insert some code to be executed first by changing the IRQ RAM Vector. This will be just like changing the NMI vector, except this time we are going to actually do something and then let the default handler finish up and do the ultimate RTI.<text:s/>Like before, we need to define the address of the RAM vector, this time using the IRQ vector. Then we need to define the VERA ISR register address so that we can check to see which IRQs we are dealing with.<text:s/>Again, we need a new place<text:s/>labelled<text:s/>to store the original address in the RAM vector, but this time<text:s/>called default_irq and<text:s/>we are actually going to keep calling it. We define a subroutine called init_irq<text:s/>to initialize our own IRQ handling. First we copy the default IRQ handler address from the RAM vector to default_irq, then we disable IRQs with an SEI. Now, it’s safe to overwrite the RAM vector with the address of our own handler that we’ll call custom_irq. Then we re-enable IRQs with a CLI and return. Once that’s called, the next IRQ will jump into custom_irq<text:s/>where we first take a look at the VERA ISR register. If the VSYNC bit is set, we call handle_vsync_irq and you just imagine what it contains. Otherwise, it will go right into checking the LINE bit and then calling handle_line_irq if that is set. Finally, after each bit is checked and possibly handled, we continue on to do an indirect jump using the backed up default IRQ handler address. We don’t need to do an RTI here, as that will happen after the jump once the default handler is complete and gets the stack back in order. You would also want to have more code to restore that default IRQ handler to the original RAM vector before your program exits, but that would be just like the enable_nmi subroutine we saw earlier.</text:p>
      <text:p text:style-name="Normal">[Cut to slide 7 – example program]</text:p>
      <text:p text:style-name="Normal">With all that knowledge, we are now ready to create a real-deal useful program using interrupts: a stopwatch!<text:s/>We will put a simple text display on the screen with minutes, seconds, and 60 Hz ticks in decimal value separated by colons. Then we will respond to the keyboard to control the stopwatch. S will start or stop the ticks from getting counted. R will reset the all the counts back to zero. And finally, Q will return us to BASIC. So let’s right to the editor and see how that’s done.</text:p>
      <text:p text:style-name="Normal">[Cut to Atom]</text:p>
      <text:p text:style-name="Normal"/>
      <text:p text:style-name="Normal"/>
      <text:p text:style-name="Normal"/>
      <text:p text:style-name="Normal"/>
      <text:soft-page-break/>
      <text:p text:style-name="P2"><text:s/>[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2-24T14:21:00Z</meta:creation-date>
    <dc:date>2021-02-24T22:00:00Z</dc:date>
    <meta:template xlink:href="Normal.dotm" xlink:type="simple"/>
    <meta:editing-cycles>24</meta:editing-cycles>
    <meta:editing-duration>PT27540S</meta:editing-duration>
    <meta:document-statistic meta:page-count="4" meta:paragraph-count="24" meta:word-count="1854" meta:character-count="12401" meta:row-count="88" meta:non-whitespace-character-count="10571"/>
  </office:meta>
</office:document-meta>
</file>